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paragraph-rsid="0017d811" style:font-name-asian="Droid Sans Fallback" style:font-size-asian="8pt" style:font-weight-asian="normal" style:font-size-complex="8pt" style:font-weight-complex="normal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paragraph-rsid="0060a04e" style:font-name-asian="Droid Sans Fallback" style:font-size-asian="8pt" style:font-weight-asian="normal" style:font-size-complex="8pt" style:font-weight-complex="normal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paragraph-rsid="006b710c" style:font-name-asian="Droid Sans Fallback" style:font-size-asian="8pt" style:font-weight-asian="normal" style:font-size-complex="8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paragraph-rsid="0084f7a9" style:font-name-asian="Droid Sans Fallback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68dcc" style:font-name-asian="Droid Sans Fallback" style:font-size-asian="8pt" style:font-weight-asian="normal" style:font-size-complex="8pt" style:font-weight-complex="normal"/>
    </style:style>
    <style:style style:name="P8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d03ca" style:font-name-asian="Droid Sans Fallback" style:font-size-asian="8pt" style:font-weight-asian="normal" style:font-size-complex="8pt" style:font-weight-complex="normal"/>
    </style:style>
    <style:style style:name="P9" style:family="paragraph" style:parent-style-name="Text_20_body">
      <style:paragraph-properties fo:margin-top="0in" fo:margin-bottom="0in" loext:contextual-spacing="false" fo:text-align="start" style:justify-single-word="false"/>
      <style:text-properties fo:font-size="12pt" fo:font-weight="bold" officeooo:paragraph-rsid="0017d811" style:font-name-asian="DejaVu Math TeX Gyre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top="0in" fo:margin-bottom="0in" loext:contextual-spacing="false" fo:text-align="start" style:justify-single-word="false"/>
      <style:text-properties fo:font-size="16pt" fo:font-weight="bold" officeooo:paragraph-rsid="0017d811" style:font-name-asian="DejaVu Math TeX Gyre" style:font-size-asian="16pt" style:font-weight-asian="bold" style:font-size-complex="16pt" style:font-weight-complex="bold"/>
    </style:style>
    <style:style style:name="P11" style:family="paragraph" style:parent-style-name="Text_20_body">
      <style:paragraph-properties fo:margin-top="0in" fo:margin-bottom="0in" loext:contextual-spacing="false" fo:text-align="start" style:justify-single-word="false" style:border-line-width-bottom="0.0346in 0.0102in 0.0102in" fo:padding-left="0in" fo:padding-right="0in" fo:padding-top="0in" fo:padding-bottom="0.0291in" fo:border-left="none" fo:border-right="none" fo:border-top="none" fo:border-bottom="4pt double #000000" style:join-border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一樹梨花一盞家燈</text:p>
      <text:p text:style-name="P9"/>
      <text:p text:style-name="P1">小島的三月</text:p>
      <text:p text:style-name="P1">開滿了白色的櫻花</text:p>
      <text:p text:style-name="P1">相間着零零星星 <text:s/>黃色 <text:s/>粉色 <text:s/>紅色的</text:p>
      <text:p text:style-name="P1">然而</text:p>
      <text:p text:style-name="P1">我不大喜歡白色的花</text:p>
      <text:p text:style-name="P1">不是她們不夠漂亮</text:p>
      <text:p text:style-name="P1">而是我聯想起你一樹的梨花</text:p>
      <text:p text:style-name="P4">但卻不知 </text:p>
      <text:p text:style-name="P4">是否能 <text:s/>守着你 <text:s text:c="2"/>直到花開的那一天</text:p>
      <text:p text:style-name="P1">答案</text:p>
      <text:p text:style-name="P1">只有親在臉上的風知道</text:p>
      <text:p text:style-name="P1">可惜 <text:s/>我聽不懂她的語言</text:p>
      <text:p text:style-name="P1"/>
      <text:p text:style-name="P1">小城的夜很安靜</text:p>
      <text:p text:style-name="P1">巷子很深</text:p>
      <text:p text:style-name="P1">前後難遇幾個行人</text:p>
      <text:p text:style-name="P3">只有零星的家燈</text:p>
      <text:p text:style-name="P3">在輕聲細語 <text:s/>告訴流浪的人</text:p>
      <text:p text:style-name="P1">他們一家在燈下團聚</text:p>
      <text:p text:style-name="P1"/>
      <text:p text:style-name="P1">我沿着深深的巷子</text:p>
      <text:p text:style-name="P1">尋找着迷路的感覺</text:p>
      <text:p text:style-name="P1">就像此刻迷亂的心</text:p>
      <text:p text:style-name="P1">渴望着偶遇</text:p>
      <text:p text:style-name="P1">期待着</text:p>
      <text:p text:style-name="P2">所有的相識和故事</text:p>
      <text:p text:style-name="P2">從不期而遇開始</text:p>
      <text:p text:style-name="P1">如果轉角 剛好遇見你</text:p>
      <text:p text:style-name="P1">我會笑開了花</text:p>
      <text:p text:style-name="P1">這滿城的花</text:p>
      <text:p text:style-name="P1">都不及一朵罌粟花</text:p>
      <text:p text:style-name="P1"/>
      <text:p text:style-name="P1">前方的路</text:p>
      <text:p text:style-name="P1">岔道一個接着一個</text:p>
      <text:p text:style-name="P1">我不知道選哪個</text:p>
      <text:p text:style-name="P1">就像我心裡有無數個不知道</text:p>
      <text:p text:style-name="P1">因爲太多不知</text:p>
      <text:p text:style-name="P1">所以漸漸地 <text:s/>喜歡一個人</text:p>
      <text:p text:style-name="P1">靜靜地 <text:s/>呆呆地 <text:s/>坐在佛像前</text:p>
      <text:p text:style-name="P1">無數的祈禱變成了無言</text:p>
      <text:p text:style-name="P1">前方的路只有天曉得</text:p>
      <text:p text:style-name="P1"/>
      <text:p text:style-name="P1">朦朦朧朧的夜色</text:p>
      <text:p text:style-name="P1">千朵萬朵的花</text:p>
      <text:p text:style-name="P1">圍繞着闌珊的萬家燈火</text:p>
      <text:p text:style-name="P1">我渴望着</text:p>
      <text:p text:style-name="P1">渴望着</text:p>
      <text:p text:style-name="P1">你爲我留的</text:p>
      <text:p text:style-name="P1">一盞家燈</text:p>
      <text:p text:style-name="P5"/>
      <text:p text:style-name="P11"/>
      <text:p text:style-name="P6"/>
      <text:p text:style-name="P6"/>
      <text:p text:style-name="P6">海面很平靜</text:p>
      <text:p text:style-name="P6">卻是鯊魚的獵場！</text:p>
      <text:p text:style-name="P6">世界很和平 <text:s/>卻不太平</text:p>
      <text:p text:style-name="P6">謊言編織成了美麗的詩篇</text:p>
      <text:p text:style-name="P6">嶽不羣成了正義的化身</text:p>
      <text:p text:style-name="P6">熱血 <text:s/>聽話的烏合之衆</text:p>
      <text:p text:style-name="P6">自以爲 <text:s text:c="2"/>聰明 <text:s/>無人能忽悠了他們</text:p>
      <text:p text:style-name="P6">卻驕傲地做了他的門徒</text:p>
      <text:p text:style-name="P6"/>
      <text:p text:style-name="P6">要殺豬的</text:p>
      <text:p text:style-name="P6">也是餵豬的</text:p>
      <text:p text:style-name="P6"/>
      <text:p text:style-name="P6">人爲刀俎我爲魚肉</text:p>
      <text:p text:style-name="P7">前方的路在哪？</text:p>
      <text:p text:style-name="P7">我不知道</text:p>
      <text:p text:style-name="P7">你是誰？</text:p>
      <text:p text:style-name="P7">我不知道</text:p>
      <text:p text:style-name="P7">餘生 <text:s/>能否遇到 這樣一個你</text:p>
      <text:p text:style-name="P7">我不知道</text:p>
      <text:p text:style-name="P7">好害怕 <text:s/>餘生牽手空氣</text:p>
      <text:p text:style-name="P7">讓這一生 <text:s/>白白活一場</text:p>
      <text:p text:style-name="P7">只能像鴕鳥一樣</text:p>
      <text:p text:style-name="P7">把頭埋進文字的砂礫之中</text:p>
      <text:p text:style-name="P8">幻想着 <text:s/></text:p>
      <text:p text:style-name="P8">有你的童話世界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6-24T09:46:42.574144506</dc:date>
    <meta:editing-duration>PT3H32M2S</meta:editing-duration>
    <meta:editing-cycles>123</meta:editing-cycles>
    <meta:document-statistic meta:table-count="0" meta:image-count="0" meta:object-count="0" meta:page-count="1" meta:paragraph-count="69" meta:word-count="515" meta:character-count="556" meta:non-whitespace-character-count="515"/>
  </office:meta>
</office:document-meta>
</file>